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097in"/>
    </style:style>
    <style:style style:name="Table1.B" style:family="table-column">
      <style:table-column-properties style:column-width="1.2194in"/>
    </style:style>
    <style:style style:name="Table1.C" style:family="table-column">
      <style:table-column-properties style:column-width="1.6583in"/>
    </style:style>
    <style:style style:name="Table1.D" style:family="table-column">
      <style:table-column-properties style:column-width="2.5118in"/>
    </style:style>
    <style:style style:name="Table1.1" style:family="table-row">
      <style:table-row-properties style:min-row-height="0.4306in" fo:keep-together="auto"/>
    </style:style>
    <style:style style:name="Table1.A1" style:family="table-cell">
      <style:table-cell-properties style:vertical-align="bottom" fo:background-color="#073763" fo:padding="0.0278in" fo:border="0.75pt solid #ffffff">
        <style:background-image/>
      </style:table-cell-properties>
    </style:style>
    <style:style style:name="Table1.B1" style:family="table-cell">
      <style:table-cell-properties style:vertical-align="bottom" fo:background-color="#073763" fo:padding="0.0278in" fo:border-left="0.75pt solid #cccccc" fo:border-right="0.75pt solid #ffffff" fo:border-top="0.75pt solid #ffffff" fo:border-bottom="0.75pt solid #ffffff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5556in" fo:keep-together="auto"/>
    </style:style>
    <style:style style:name="Table1.A3" style:family="table-cell">
      <style:table-cell-properties style:vertical-align="middle" fo:background-color="#0b5394" fo:padding="0.0278in" fo:border-left="0.75pt solid #ffffff" fo:border-right="0.75pt solid #ffffff" fo:border-top="0.75pt solid #cccccc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#0b5394" fo:padding="0.0278in" fo:border-left="0.75pt solid #cccccc" fo:border-right="0.75pt solid #ffffff" fo:border-top="0.75pt solid #cccccc" fo:border-bottom="0.75pt solid #ffffff">
        <style:background-image/>
      </style:table-cell-properties>
    </style:style>
    <style:style style:name="Table1.A4" style:family="table-cell">
      <style:table-cell-properties style:vertical-align="middle" fo:padding="0.0278in" fo:border-left="0.75pt solid #ffffff" fo:border-right="0.75pt solid #ffffff" fo:border-top="0.75pt solid #cccccc" fo:border-bottom="0.75pt solid #ffffff"/>
    </style:style>
    <style:style style:name="Table1.B4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C4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D4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A5" style:family="table-cell">
      <style:table-cell-properties style:vertical-align="middle" fo:background-color="#d9d9d9" fo:padding="0.0278in" fo:border-left="0.75pt solid #ffffff" fo:border-right="0.75pt solid #ffffff" fo:border-top="0.75pt solid #cccccc" fo:border-bottom="0.75pt solid #ffffff">
        <style:background-image/>
      </style:table-cell-properties>
    </style:style>
    <style:style style:name="Table1.B5" style:family="table-cell">
      <style:table-cell-properties style:vertical-align="middle" fo:background-color="#d9d9d9" fo:padding="0.0278in" fo:border-left="0.75pt solid #cccccc" fo:border-right="0.75pt solid #ffffff" fo:border-top="0.75pt solid #cccccc" fo:border-bottom="0.75pt solid #ffffff">
        <style:background-image/>
      </style:table-cell-properties>
    </style:style>
    <style:style style:name="Table1.A6" style:family="table-cell">
      <style:table-cell-properties style:vertical-align="middle" fo:padding="0.0278in" fo:border-left="0.75pt solid #ffffff" fo:border-right="0.75pt solid #ffffff" fo:border-top="0.75pt solid #cccccc" fo:border-bottom="0.75pt solid #ffffff"/>
    </style:style>
    <style:style style:name="Table1.B6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C6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D6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7" style:family="table-row">
      <style:table-row-properties style:min-row-height="0.5139in" fo:keep-together="auto"/>
    </style:style>
    <style:style style:name="Table1.8" style:family="table-row">
      <style:table-row-properties style:min-row-height="0.375in" fo:keep-together="auto"/>
    </style:style>
    <style:style style:name="Table1.A9" style:family="table-cell">
      <style:table-cell-properties style:vertical-align="middle" fo:padding="0.0278in" fo:border-left="0.75pt solid #ffffff" fo:border-right="0.75pt solid #ffffff" fo:border-top="0.75pt solid #cccccc" fo:border-bottom="0.75pt solid #ffffff"/>
    </style:style>
    <style:style style:name="Table1.B9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C9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D9" style:family="table-cell">
      <style:table-cell-properties style:vertical-align="middle" fo:padding="0.0278in" fo:border-left="0.75pt solid #cccccc" fo:border-right="0.75pt solid #cccccc" fo:border-top="0.75pt solid #cccccc" fo:border-bottom="0.75pt solid #ffffff"/>
    </style:style>
    <style:style style:name="Table1.A11" style:family="table-cell">
      <style:table-cell-properties style:vertical-align="middle" fo:padding="0.0278in" fo:border-left="0.75pt solid #ffffff" fo:border-right="0.75pt solid #ffffff" fo:border-top="0.75pt solid #cccccc" fo:border-bottom="0.75pt solid #ffffff"/>
    </style:style>
    <style:style style:name="Table1.B11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C11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Table1.D11" style:family="table-cell">
      <style:table-cell-properties style:vertical-align="middle" fo:padding="0.0278in" fo:border-left="0.75pt solid #cccccc" fo:border-right="0.75pt solid #ffffff" fo:border-top="0.75pt solid #cccccc" fo:border-bottom="0.75pt solid #ffffff"/>
    </style:style>
    <style:style style:name="P1" style:family="paragraph" style:parent-style-name="Standard">
      <style:text-properties style:font-name="Lato" style:font-name-asian="Lato1" style:font-name-complex="Lato1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color="#efefef" fo:font-size="10pt" style:font-size-asian="10pt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ffff" style:font-name="Lato" fo:font-size="10pt" fo:font-weight="bold" style:font-name-asian="Lato1" style:font-size-asian="10pt" style:font-weight-asian="bold" style:font-name-complex="Lato1" style:font-size-complex="10pt"/>
    </style:style>
    <style:style style:name="P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Lato" fo:font-size="18pt" style:font-name-asian="Lato1" style:font-size-asian="18pt" style:font-name-complex="Lato1" style:font-size-complex="18pt" fo:background-color="#ffff00"/>
    </style:style>
    <style:style style:name="T2" style:family="text">
      <style:text-properties style:font-name="Lato" fo:font-size="22pt" style:font-name-asian="Lato1" style:font-size-asian="22pt" style:font-name-complex="Lato1" style:font-size-complex="22pt"/>
    </style:style>
    <style:style style:name="T3" style:family="text">
      <style:text-properties style:font-name="Lato" style:font-name-asian="Lato1" style:font-name-complex="Lato1"/>
    </style:style>
    <style:style style:name="T4" style:family="text">
      <style:text-properties style:font-name="Lato" fo:font-weight="bold" style:font-name-asian="Lato1" style:font-weight-asian="bold" style:font-name-complex="Lato1"/>
    </style:style>
    <style:style style:name="T5" style:family="text">
      <style:text-properties style:font-name="Lato" fo:font-size="10pt" fo:font-style="italic" style:font-name-asian="Lato1" style:font-size-asian="10pt" style:font-style-asian="italic" style:font-name-complex="Lato1" style:font-size-complex="10pt"/>
    </style:style>
    <style:style style:name="T6" style:family="text">
      <style:text-properties style:font-name="Lato" fo:font-size="10pt" style:font-name-asian="Lato1" style:font-size-asian="10pt" style:font-name-complex="Lato1" style:font-size-complex="10pt"/>
    </style:style>
    <style:style style:name="T7" style:family="text">
      <style:text-properties fo:color="#ffffff" style:font-name="Lato" fo:font-size="10pt" fo:font-weight="bold" style:font-name-asian="Lato1" style:font-size-asian="10pt" style:font-weight-asian="bold" style:font-name-complex="Lato1" style:font-size-complex="10pt"/>
    </style:style>
    <style:style style:name="T8" style:family="text">
      <style:text-properties fo:color="#ffffff" style:font-name="Lato" fo:font-size="10pt" style:font-name-asian="Lato1" style:font-size-asian="10pt" style:font-name-complex="Lato1" style:font-size-complex="10pt"/>
    </style:style>
    <style:style style:name="T9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heading=h.gjdgxs"/><text:span text:style-name="T1">How to use this document? Make a copy and edit at will!</text:span></text:p>
      <text:p text:style-name="Title"><text:bookmark text:name="_heading=h.ueidqsjep4xh"/><text:span text:style-name="T2">Logistics Document</text:span></text:p>
      <text:p text:style-name="Standard"><text:span text:style-name="T3">This document is to support logistics for the </text:span><text:span text:style-name="T4">[REMOTE SAFETAG MODULE]</text:span><text:span text:style-name="T3"> during the organization meeting on </text:span><text:span text:style-name="T4">[DATE]</text:span><text:span text:style-name="T3">. </text:span></text:p>
      <text:p text:style-name="P1"/>
      <text:p text:style-name="Standard"><text:span text:style-name="T3">Given there will be participants both remotely joining and in the room, the facilitation will be inclusive so that both remote and in-person consortium members may participate fully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2"><text:span text:style-name="T7">Session: Program Workflows</text:span></text:p>
          </table:table-cell>
          <table:table-cell table:style-name="Table1.B1" table:number-rows-spanned="2" office:value-type="string">
            <text:p text:style-name="P2"><text:span text:style-name="T7">Small Groups</text:span></text:p>
          </table:table-cell>
          <table:table-cell table:style-name="Table1.B1" table:number-rows-spanned="2" office:value-type="string">
            <text:p text:style-name="P2"><text:span text:style-name="T7">Meeting Location</text:span></text:p>
          </table:table-cell>
          <table:table-cell table:style-name="Table1.B1" table:number-rows-spanned="2" office:value-type="string">
            <text:p text:style-name="P2"><text:span text:style-name="T7">Online Doc</text:span>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"><text:span text:style-name="T8">Sprint 1: Asset Valuation Exercise</text:span>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2"><text:span text:style-name="T5">Group 1: NAMES</text:span></text:p>
          </table:table-cell>
          <table:table-cell table:style-name="Table1.C4" office:value-type="string">
            <text:p text:style-name="P2"><text:span text:style-name="T6">[JITSI LINK]</text:span></text:p>
          </table:table-cell>
          <table:table-cell table:style-name="Table1.D4" office:value-type="string">
            <text:p text:style-name="P2"><text:span text:style-name="T6">[LINK TO TABLE]</text:span></text:p>
          </table:table-cell>
        </table:table-row>
        <table:table-row table:style-name="Table1.3"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2"><text:span text:style-name="T5">Group 2: NAMES</text:span></text:p>
          </table:table-cell>
          <table:table-cell table:style-name="Table1.B5" office:value-type="string">
            <text:p text:style-name="P2"><text:span text:style-name="T6">[JITSI LINK]</text:span></text:p>
          </table:table-cell>
          <table:table-cell table:style-name="Table1.B5" office:value-type="string">
            <text:p text:style-name="P2"><text:span text:style-name="T6">[LINK TO TABLE]</text:span></text:p>
          </table:table-cell>
        </table:table-row>
        <table:table-row table:style-name="Table1.3">
          <table:table-cell table:style-name="Table1.A6" office:value-type="string">
            <text:p text:style-name="P3"/>
          </table:table-cell>
          <table:table-cell table:style-name="Table1.B6" office:value-type="string">
            <text:p text:style-name="P2"><text:span text:style-name="T5">Group 3: NAMES</text:span></text:p>
          </table:table-cell>
          <table:table-cell table:style-name="Table1.C6" office:value-type="string">
            <text:p text:style-name="P2"><text:span text:style-name="T6">[JITSI LINK]</text:span></text:p>
          </table:table-cell>
          <table:table-cell table:style-name="Table1.D6" office:value-type="string">
            <text:p text:style-name="P2"><text:span text:style-name="T6">[LINK TO TABLE]</text:span></text:p>
          </table:table-cell>
        </table:table-row>
        <table:table-row table:style-name="Table1.7"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4"/>
          </table:table-cell>
          <table:table-cell table:style-name="Table1.B5" office:value-type="string">
            <text:p text:style-name="P4"/>
          </table:table-cell>
          <table:table-cell table:style-name="Table1.B5" office:value-type="string">
            <text:p text:style-name="P4"/>
          </table:table-cell>
        </table:table-row>
        <table:table-row table:style-name="Table1.8">
          <table:table-cell table:style-name="Table1.A3" office:value-type="string">
            <text:p text:style-name="P2"><text:span text:style-name="T8">Sprint 2: [SAFETAG MODULE]</text:span>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</table:table-row>
        <table:table-row table:style-name="Table1.7">
          <table:table-cell table:style-name="Table1.A9" office:value-type="string">
            <text:p text:style-name="P3"/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/>
          </table:table-cell>
        </table:table-row>
        <table:table-row table:style-name="Table1.3"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3"/>
          </table:table-cell>
          <table:table-cell table:style-name="Table1.B5" office:value-type="string">
            <text:p text:style-name="P3"/>
          </table:table-cell>
          <table:table-cell table:style-name="Table1.B5" office:value-type="string">
            <text:p text:style-name="P3"/>
          </table:table-cell>
        </table:table-row>
        <table:table-row table:style-name="Table1.3">
          <table:table-cell table:style-name="Table1.A11" office:value-type="string">
            <text:p text:style-name="P3"/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/>
          </table:table-cell>
        </table:table-row>
        <table:table-row table:style-name="Table1.3">
          <table:table-cell table:style-name="Table1.A5" office:value-type="string">
            <text:p text:style-name="P3"/>
          </table:table-cell>
          <table:table-cell table:style-name="Table1.B5" office:value-type="string">
            <text:p text:style-name="P4"/>
          </table:table-cell>
          <table:table-cell table:style-name="Table1.B5" office:value-type="string">
            <text:p text:style-name="P4"/>
          </table:table-cell>
          <table:table-cell table:style-name="Table1.B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9" meta:word-count="101" meta:character-count="615" meta:non-whitespace-character-count="532"/>
    <meta:generator>LibreOfficeDev/6.0.5.2$Linux_X86_64 LibreOffice_project/</meta:generator>
  </office:meta>
</office:document-meta>
</file>